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de2000" svg:font-family="Code2000"/>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0063in" fo:margin-right="0in" fo:text-align="start" style:justify-single-word="false" fo:text-indent="0.0063in" style:auto-text-indent="false"/>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3/08/17</text:p>
      <text:p text:style-name="Standard"/>
      <text:p text:style-name="P1">Reading Notes Week 9</text:p>
      <text:p text:style-name="P1">- Biguzzi 2006 -</text:p>
      <text:p text:style-name="P1"/>
      <text:p text:style-name="P1"/>
      <text:p text:style-name="P3">Biguzzi, G. "Is the Babylon of Revelation Rome or Jerusalem?" <text:span text:style-name="T1">Biblica</text:span> 87, no. 3 (2006): 371-86. http://www.jstor.org/stable/42614689. </text:p>
      <text:p text:style-name="P1"/>
      <text:p text:style-name="P2">Thesis:</text:p>
      <text:p text:style-name="P2"><text:tab/>Biguzzi covers a great deal of information regarding the well known book of Revelations highlight of the Apocalypse. <text:s/>The author looks to find the location of the city called Babylon, is the true site of the Apocalypse. <text:s/>While the name of this city is clear, the author will investigate every bit of evidence that can place this mythical place of evil to a real city in the ancient world, rather than a metaphor for a terrible place. <text:s/>Biguzzi separates this article into five different sections depicting where the site of Babylon in the Book of Revelations in order to place this site within the confines of this planet. <text:s/></text:p>
      <text:p text:style-name="P2"/>
      <text:p text:style-name="P2">Evidence:</text:p>
      <text:p text:style-name="P2"><text:tab/>Biguzzi begins the article with the origination of the number 666 and how this could possible relate to a real person or peoples. <text:s/>Biguzzi begins by mentioning that these interpretations are simply anti Roman views partaken by different methods (373). <text:s/>Biguzzi then mentions that a bishop of Poetovio named Victorinus who blatantly states that Rome itself is the location of this Babylon in Revelations (373). <text:s/>Victorinus also makes mention relating the seven mountains of Revelations to the seven sacred hills of Rome, as well as bringing in the legend of the Emperor Nero brought back to life. <text:s/>Since Victorinus was killed as a Martyr during Diocletian's reign this would be very clear why they would claim that the cite of Babylon was Rome, a site of Christian persecution (374). <text:s/>While these authors followed an anti-Roman tradition, soon there would be evidence for an anti-Semitic version of the tale (375). In this version of the tale, French Jesuits interpreted the story as the seven mountains of Babylon being the seven hills in which Jerusalem stands on making a claim that Babylon is in fact the city of Jerusalem (375). <text:s/></text:p>
      <text:p text:style-name="P2"><text:tab/>The next section of the article compares these two versions of the tale and tries to fuss out where it is these versions of the story are coming from. <text:s/>This argument begins with looking to debunk the theory that the story in Revelations is anti-Roman, Biguzzi begins by listing off nine different reasons towards why Revelations may be considered anti-Roman. <text:s/>They starts by mentioning that this attitude towards the Romans was based on the Roman attitude towards Christians, stating this as a major factor in the formation of this tradition (376). <text:s/>By the end of this list Biguzzi lists the last factor that seems to place the story outside the Anti-Roman field. <text:s/>The author mentions that the city of Babylon was considered a holy city in the text, further placing this location in the confines of Jerusalem (378). </text:p>
      <text:p text:style-name="P2"><text:tab/>Biguzzi brings in more evidence that supports the claim of Jerusalem as Babylon, Biguzzi brings in the thoughts of Josephine Massyngberde Ford, who supports the idea that Jerusalem is the location of Babylon in Revelations. <text:s/>According to Biguzzi, Ford believes that since Jerusalem became <text:soft-page-break/>was politically prostituted by Rome and that the origination of this beast is the Emperor Vespasian, who was in the favor of Nero (379). <text:s/></text:p>
      <text:p text:style-name="P2"><text:tab/>Biguzzi continues to flirt with this idea that the Book of Revelations is an anti-Jewish text rather than an Anti-Roman. <text:s/>Biguzzi brings in the thoughts of Dr. A.J. Beagley who published a paper regarding the interpretations of Revelations. <text:s/>In this section Biguzzi says that Beagley would have considered the text to display an alliance between Rome and Jerusalem ( described in the book as a Beast and a Harlot) and that their attacks came against the followers of Jesus (379). <text:s text:c="3"/></text:p>
      <text:p text:style-name="P2"><text:tab/>In the final section of the article, Biguzzi almost goes into another direction, this section then combats this idea of an Anti-Jewish tale of Revelations. <text:s/>In this section Biguzzi lists two different sections, one combating the anti-Jewish version with Six thoughts, the other combating the anti-Roman tradition with Ten. <text:s/>The claim against the Anti-Jewish Tradition is supported with a few instances that show the tale is a bit flawed. <text:s/>Biguzzi begins with Prostitution, Persecution, Physical and Political Geography, two different idolatires and the City of Jerusalem itself, where the story seems to characterize the whole world not just one city (380-382). <text:s/>Biguzzi then spends more time listing the evidence behind the Revelations story being Anti-Roman, more than Anti-Jewish. <text:s/>He mentions that The geography of Rome better fits the interpretations of Babylon in the story (383). <text:s/>Biguzzi also brings in the thoughts of the idolatries fitting in Rome, Babylon corrupting nations as Rome did, the evidence of the hills (Plutarch translating them as mountains), the legend of Nero and the advancement of the Imperial cult towards relating Rome to Babylon (384-385). <text:s/>Biguzzi concludes the article by mentioning that more people would prefer the older tale rather than a newer one, since older is better in some historian's viewpoint. </text:p>
      <text:p text:style-name="P2"/>
      <text:p text:style-name="P2">Conclusion/Reaction:</text:p>
      <text:p text:style-name="P2"><text:tab/>Biguzzi ends the article by concluding that scholars will most end up looking most into the older sources why searching for answers. <text:s/>In this case he references Victorinus as the oldest source that covers this topic and thus they would be the most adopted version of the tradition. <text:s/>Biguzzi also concludes that the tradition of Babylon as Rome holds much more ground than that of the tradition stating Jerusalem as Babylon. <text:s/>Even with the older tradition being more adopted, Biguzzi makes a claim at the end towards the opposite of choosing an older tradition in favor of another. <text:s/>EN: This article described two different traditions in which the Book of Revelations is described. <text:s/>The author had <text:s/>many different points to follow up different comparisons based on the description of the text. <text:s/>Both traditions seem to cast the Book of Revelations as a smear campaign more than a story of the Apocaly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de2000" svg:font-family="Code2000"/>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2:12:00</meta:creation-date>
    <dc:date>2017-03-07T17:28:15</dc:date>
    <meta:editing-duration>PT4H29M27S</meta:editing-duration>
    <meta:editing-cycles>8</meta:editing-cycles>
    <meta:generator>OpenOffice.org/3.4.1$Unix OpenOffice.org_project/341m1$Build-9593</meta:generator>
    <meta:document-statistic meta:table-count="0" meta:image-count="0" meta:object-count="0" meta:page-count="2" meta:paragraph-count="17" meta:word-count="975" meta:character-count="5975"/>
  </office:meta>
</office:document-meta>
</file>